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8998f" officeooo:paragraph-rsid="0018998f"/>
    </style:style>
    <style:style style:name="P2" style:family="paragraph" style:parent-style-name="Standard">
      <style:paragraph-properties fo:text-align="end" style:justify-single-word="false"/>
      <style:text-properties officeooo:rsid="001d9566" officeooo:paragraph-rsid="001d9566"/>
    </style:style>
    <style:style style:name="P3" style:family="paragraph" style:parent-style-name="Standard">
      <style:paragraph-properties fo:text-align="end" style:justify-single-word="false"/>
      <style:text-properties officeooo:rsid="0023e339" officeooo:paragraph-rsid="0023e339"/>
    </style:style>
    <style:style style:name="P4" style:family="paragraph" style:parent-style-name="Standard">
      <style:paragraph-properties fo:text-align="center" style:justify-single-word="false"/>
      <style:text-properties officeooo:rsid="0018998f" officeooo:paragraph-rsid="0018998f"/>
    </style:style>
    <style:style style:name="P5" style:family="paragraph" style:parent-style-name="Standard">
      <style:text-properties officeooo:rsid="0018998f" officeooo:paragraph-rsid="0018998f"/>
    </style:style>
    <style:style style:name="P6" style:family="paragraph" style:parent-style-name="Standard">
      <style:paragraph-properties fo:text-align="start" style:justify-single-word="false"/>
      <style:text-properties officeooo:rsid="0025881e" officeooo:paragraph-rsid="0025881e"/>
    </style:style>
    <style:style style:name="P7" style:family="paragraph" style:parent-style-name="Standard">
      <style:text-properties officeooo:rsid="0025881e" officeooo:paragraph-rsid="0025881e"/>
    </style:style>
    <style:style style:name="P8" style:family="paragraph" style:parent-style-name="Standard">
      <style:text-properties officeooo:rsid="001d9566" officeooo:paragraph-rsid="0018998f"/>
    </style:style>
    <style:style style:name="P9" style:family="paragraph" style:parent-style-name="Standard">
      <style:text-properties officeooo:rsid="00262439" officeooo:paragraph-rsid="00262439"/>
    </style:style>
    <style:style style:name="P10" style:family="paragraph" style:parent-style-name="Standard">
      <style:paragraph-properties fo:break-before="page"/>
      <style:text-properties officeooo:rsid="0025881e" officeooo:paragraph-rsid="0025881e"/>
    </style:style>
    <style:style style:name="P11" style:family="paragraph" style:parent-style-name="Standard">
      <style:paragraph-properties fo:break-before="page"/>
      <style:text-properties officeooo:rsid="00262439" officeooo:paragraph-rsid="00262439"/>
    </style:style>
    <style:style style:name="P12" style:family="paragraph" style:parent-style-name="Standard">
      <style:paragraph-properties fo:break-before="page"/>
      <style:text-properties officeooo:rsid="00262439" officeooo:paragraph-rsid="0026a58b"/>
    </style:style>
    <style:style style:name="T1" style:family="text">
      <style:text-properties officeooo:rsid="001d9566"/>
    </style:style>
    <style:style style:name="T2" style:family="text">
      <style:text-properties officeooo:rsid="00243673"/>
    </style:style>
    <style:style style:name="T3" style:family="text">
      <style:text-properties officeooo:rsid="00258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22</text:span> de <text:span text:style-name="T3">Noviembre </text:span>2018</text:p>
      <text:p text:style-name="P1"/>
      <text:p text:style-name="P1">Francisco Javier <text:span text:style-name="T2">Sánchez</text:span> Temprano <text:span text:style-name="T1">#6481</text:span></text:p>
      <text:p text:style-name="P1"/>
      <text:p text:style-name="P3">LMSXI</text:p>
      <text:p text:style-name="P1"/>
      <text:p text:style-name="P1"/>
      <text:p text:style-name="P4"><text:span text:style-name="T2">Boletín</text:span> <text:span text:style-name="T3">8</text:span></text:p>
      <text:p text:style-name="P4"/>
      <text:p text:style-name="P6"/>
      <text:p text:style-name="P6"/>
      <text:p text:style-name="P6"/>
      <text:p text:style-name="P6">1)</text:p>
      <text:p text:style-name="P6"/>
      <text:p text:style-name="P5">&lt;?xml version="1.0" encoding="UTF-8"?&gt;</text:p>
      <text:p text:style-name="P5">&lt;!DOCTYPE cli:cliente[</text:p>
      <text:p text:style-name="P5">&lt;!ELEMENT cli:cliente (cli:numero_ID, cli:nombre, cli:telefono, ped:pedido)&gt;</text:p>
      <text:p text:style-name="P5">&lt;!ELEMENT cli:numero_ID (#PCDATA)&gt;</text:p>
      <text:p text:style-name="P5">&lt;!ELEMENT cli:nombre (#PCDATA)&gt;</text:p>
      <text:p text:style-name="P5">&lt;!ELEMENT cli:telefono (#PCDATA)&gt;</text:p>
      <text:p text:style-name="P5">&lt;!ELEMENT ped:pedido (ped:numero_ID, ped:articulo, ped:precio)&gt;</text:p>
      <text:p text:style-name="P5">&lt;!ELEMENT ped:numero_ID (#PCDATA)&gt;</text:p>
      <text:p text:style-name="P5">&lt;!ELEMENT ped:articulo (#PCDATA)&gt;</text:p>
      <text:p text:style-name="P5">&lt;!ELEMENT ped:precio (#PCDATA)&gt;</text:p>
      <text:p text:style-name="P5">&lt;!ATTLIST cli:cliente xmlns:cli CDATA #REQUIRED&gt;</text:p>
      <text:p text:style-name="P5">&lt;!ATTLIST ped:pedido xmlns:ped CDATA #REQUIRED&gt;</text:p>
      <text:p text:style-name="P5">]&gt;</text:p>
      <text:p text:style-name="P5"/>
      <text:p text:style-name="P5">&lt;cli:cliente xmlns:cli="https://www.w3schools.com/furniture"&gt;</text:p>
      <text:p text:style-name="P5"><text:s text:c="4"/>&lt;cli:numero_ID&gt;1232654&lt;/cli:numero_ID&gt;</text:p>
      <text:p text:style-name="P5"><text:s text:c="4"/>&lt;cli:nombre&gt;Jorge Ruiz&lt;/cli:nombre&gt;</text:p>
      <text:p text:style-name="P5"><text:s text:c="4"/>&lt;cli:telefono&gt;99999999&lt;/cli:telefono&gt;</text:p>
      <text:p text:style-name="P5"><text:s text:c="4"/>&lt;ped:pedido xmlns:ped="https://www.w3schools.com/furniture"&gt;</text:p>
      <text:p text:style-name="P5"><text:s text:c="6"/>&lt;ped:numero_ID&gt;6523213&lt;/ped:numero_ID&gt;</text:p>
      <text:p text:style-name="P5"><text:s text:c="6"/>&lt;ped:articulo&gt;Caja de herramientas&lt;/ped:articulo&gt;</text:p>
      <text:p text:style-name="P5"><text:s text:c="6"/>&lt;ped:precio&gt;187,90€&lt;/ped:precio&gt;</text:p>
      <text:p text:style-name="P5"><text:s text:c="4"/>&lt;/ped:pedido&gt;</text:p>
      <text:p text:style-name="P5">&lt;/cli:cliente&gt;</text:p>
      <text:p text:style-name="P5"/>
      <text:p text:style-name="P5"/>
      <text:p text:style-name="P7"/>
      <text:p text:style-name="P10">2)</text:p>
      <text:p text:style-name="P8"/>
      <text:p text:style-name="P8">&lt;?xml version="1.0" encoding="UTF-8"?&gt;</text:p>
      <text:p text:style-name="P8">&lt;!DOCTYPE LinearLayout[</text:p>
      <text:p text:style-name="P8">&lt;!ELEMENT LinearLayout (TextView*, Button*)&gt;</text:p>
      <text:p text:style-name="P8">&lt;!ELEMENT TextView EMPTY&gt;</text:p>
      <text:p text:style-name="P8">&lt;!ELEMENT Button EMPTY&gt;</text:p>
      <text:p text:style-name="P8"/>
      <text:p text:style-name="P8">&lt;!ATTLIST LinearLayout xmlns:android CDATA #REQUIRED&gt;</text:p>
      <text:p text:style-name="P8">&lt;!ATTLIST LinearLayout android:orientation CDATA #REQUIRED&gt;</text:p>
      <text:p text:style-name="P8">&lt;!ATTLIST LinearLayout android:layout_width CDATA #REQUIRED&gt;</text:p>
      <text:p text:style-name="P8">&lt;!ATTLIST LinearLayout android:layout_height CDATA #REQUIRED&gt;</text:p>
      <text:p text:style-name="P8">&lt;!ATTLIST TextView android:layout_width CDATA #REQUIRED&gt;</text:p>
      <text:p text:style-name="P8">&lt;!ATTLIST TextView android:layout_height CDATA #REQUIRED&gt;</text:p>
      <text:p text:style-name="P8">&lt;!ATTLIST TextView android:text CDATA #REQUIRED&gt;</text:p>
      <text:p text:style-name="P8">&lt;!ATTLIST Button android:layout_width CDATA #REQUIRED&gt;</text:p>
      <text:p text:style-name="P8">&lt;!ATTLIST Button android:layout_height CDATA #REQUIRED&gt;</text:p>
      <text:p text:style-name="P8">&lt;!ATTLIST Button android:text CDATA #REQUIRED&gt;</text:p>
      <text:p text:style-name="P8">&lt;!ATTLIST Button id CDATA #REQUIRED&gt;</text:p>
      <text:p text:style-name="P8">]&gt;</text:p>
      <text:p text:style-name="P8"/>
      <text:p text:style-name="P8">&lt;LinearLayout xmlns:android="http://schemas.android.com/apk/res/android"</text:p>
      <text:p text:style-name="P8"><text:s text:c="4"/>android:orientation="vertical"</text:p>
      <text:p text:style-name="P8"><text:s text:c="4"/>android:layout_width="fill_parent"</text:p>
      <text:p text:style-name="P8"><text:s text:c="4"/>android:layout_height="fill_parent"</text:p>
      <text:p text:style-name="P8"><text:s text:c="4"/>&gt;</text:p>
      <text:p text:style-name="P8">&lt;TextView <text:s/></text:p>
      <text:p text:style-name="P8"><text:s text:c="4"/>android:layout_width="fill_parent" </text:p>
      <text:p text:style-name="P8"><text:s text:c="4"/>android:layout_height="wrap_content" </text:p>
      <text:p text:style-name="P8"><text:s text:c="4"/>android:text="Activity 1!"</text:p>
      <text:p text:style-name="P8"><text:s text:c="4"/>/&gt;</text:p>
      <text:p text:style-name="P8">&lt;TextView <text:s/></text:p>
      <text:p text:style-name="P8"><text:s text:c="4"/>android:layout_width="fill_parent" </text:p>
      <text:p text:style-name="P8"><text:s text:c="4"/>android:layout_height="wrap_content" </text:p>
      <text:p text:style-name="P8"><text:s text:c="4"/>android:text="Activity 1, second text view!"</text:p>
      <text:p text:style-name="P8"><text:s text:c="4"/>/&gt;</text:p>
      <text:p text:style-name="P8">&lt;Button</text:p>
      <text:p text:style-name="P8"><text:s text:c="4"/>android:layout_width="wrap_content" </text:p>
      <text:p text:style-name="P8"><text:s text:c="4"/>android:layout_height="wrap_content" </text:p>
      <text:p text:style-name="P8"><text:s text:c="4"/>android:text="Switch To Activity 2"</text:p>
      <text:p text:style-name="P8"><text:tab/>id="@+id/switchto2"</text:p>
      <text:p text:style-name="P8"><text:s text:c="4"/>/&gt; <text:s text:c="3"/></text:p>
      <text:p text:style-name="P8">&lt;/LinearLayout&gt;</text:p>
      <text:p text:style-name="P8"/>
      <text:p text:style-name="P8"/>
      <text:p text:style-name="P11">3)</text:p>
      <text:p text:style-name="P9"/>
      <text:p text:style-name="P9">&lt;?xml version="1.0" encoding="UTF-8"?&gt;</text:p>
      <text:p text:style-name="P9">&lt;!DOCTYPE manifest[</text:p>
      <text:p text:style-name="P9">&lt;!ELEMENT manifest (application)&gt;</text:p>
      <text:p text:style-name="P9">&lt;!ELEMENT application (activity)&gt;</text:p>
      <text:p text:style-name="P9">&lt;!ELEMENT activity (intent-filter)&gt;</text:p>
      <text:p text:style-name="P9">&lt;!ELEMENT intent-filter (action, category)&gt;</text:p>
      <text:p text:style-name="P9">&lt;!ELEMENT action EMPTY&gt;</text:p>
      <text:p text:style-name="P9">&lt;!ELEMENT category EMPTY&gt;</text:p>
      <text:p text:style-name="P9"/>
      <text:p text:style-name="P9">&lt;!ATTLIST manifest xmlns:android CDATA #REQUIRED&gt;</text:p>
      <text:p text:style-name="P9">&lt;!ATTLIST manifest package CDATA #REQUIRED&gt;</text:p>
      <text:p text:style-name="P9">&lt;!ATTLIST application android:icon CDATA #REQUIRED&gt;</text:p>
      <text:p text:style-name="P9">&lt;!ATTLIST activity class CDATA #REQUIRED&gt;</text:p>
      <text:p text:style-name="P9">&lt;!ATTLIST activity android:label CDATA #REQUIRED&gt;</text:p>
      <text:p text:style-name="P9">&lt;!ATTLIST action android:value CDATA #REQUIRED&gt;</text:p>
      <text:p text:style-name="P9">&lt;!ATTLIST category android:value CDATA #REQUIRED&gt;</text:p>
      <text:p text:style-name="P9">]&gt;</text:p>
      <text:p text:style-name="P9"/>
      <text:p text:style-name="P9">&lt;manifest xmlns:android="http://schemas.android.com/apk/res/android"</text:p>
      <text:p text:style-name="P9"><text:s text:c="4"/>package="com.msi.ibmtutorial"&gt;</text:p>
      <text:p text:style-name="P9"><text:s text:c="4"/>&lt;application android:icon="@drawable/icon"&gt;</text:p>
      <text:p text:style-name="P9"><text:s text:c="8"/>&lt;activity class=".SaySomething" android:label="@string/app_name"&gt;</text:p>
      <text:p text:style-name="P9"><text:s text:c="12"/>&lt;intent-filter&gt;</text:p>
      <text:p text:style-name="P9"><text:s text:c="16"/>&lt;action android:value="android.intent.action.MAIN" /&gt;</text:p>
      <text:p text:style-name="P9"><text:s text:c="16"/>&lt;category android:value="android.intent.category.LAUNCHER" /&gt;</text:p>
      <text:p text:style-name="P9"><text:s text:c="12"/>&lt;/intent-filter&gt;</text:p>
      <text:p text:style-name="P9"><text:s text:c="8"/>&lt;/activity&gt;</text:p>
      <text:p text:style-name="P9"><text:s text:c="4"/>&lt;/application&gt;</text:p>
      <text:p text:style-name="P9">&lt;/manifest&gt;</text:p>
      <text:p text:style-name="P9"/>
      <text:p text:style-name="P9"/>
      <text:p text:style-name="P12">4)&lt;?xml version="1.0" encoding="UTF-8"?&gt;</text:p>
      <text:p text:style-name="P9">&lt;!DOCTYPE RelativeLayout[</text:p>
      <text:p text:style-name="P9">&lt;!ELEMENT RelativeLayout ((EditText | TextView | Button)*)&gt;</text:p>
      <text:p text:style-name="P9"/>
      <text:p text:style-name="P9">&lt;!ELEMENT EditText EMPTY&gt;</text:p>
      <text:p text:style-name="P9">&lt;!ELEMENT TextView EMPTY&gt;</text:p>
      <text:p text:style-name="P9">&lt;!ELEMENT Button EMPTY&gt;</text:p>
      <text:p text:style-name="P9"/>
      <text:p text:style-name="P9">&lt;!ATTLIST RelativeLayout xmlns:android CDATA #REQUIRED&gt;</text:p>
      <text:p text:style-name="P9">&lt;!ATTLIST RelativeLayout android:layout_width CDATA #REQUIRED&gt;</text:p>
      <text:p text:style-name="P9">&lt;!ATTLIST RelativeLayout android:layout_height CDATA #REQUIRED&gt;</text:p>
      <text:p text:style-name="P9"/>
      <text:p text:style-name="P9">&lt;!ATTLIST EditText android:id CDATA #REQUIRED&gt;</text:p>
      <text:p text:style-name="P9">&lt;!ATTLIST EditText android:layout_width CDATA #REQUIRED&gt;</text:p>
      <text:p text:style-name="P9">&lt;!ATTLIST EditText android:layout_height CDATA #REQUIRED&gt;</text:p>
      <text:p text:style-name="P9">&lt;!ATTLIST EditText android:background CDATA #REQUIRED&gt;</text:p>
      <text:p text:style-name="P9">&lt;!ATTLIST EditText android:layout_below CDATA #REQUIRED&gt;</text:p>
      <text:p text:style-name="P9"/>
      <text:p text:style-name="P9">&lt;!ATTLIST TextView android:id CDATA #REQUIRED&gt;</text:p>
      <text:p text:style-name="P9">&lt;!ATTLIST TextView android:layout_width CDATA #REQUIRED&gt;</text:p>
      <text:p text:style-name="P9">&lt;!ATTLIST TextView android:layout_height CDATA #REQUIRED&gt;</text:p>
      <text:p text:style-name="P9">&lt;!ATTLIST TextView android:text CDATA #REQUIRED&gt;</text:p>
      <text:p text:style-name="P9">&lt;!ATTLIST TextView android:layout_below CDATA #REQUIRED&gt;</text:p>
      <text:p text:style-name="P9"/>
      <text:p text:style-name="P9">&lt;!ATTLIST Button android:id CDATA #REQUIRED&gt;</text:p>
      <text:p text:style-name="P9">&lt;!ATTLIST Button android:layout_width CDATA #REQUIRED&gt;</text:p>
      <text:p text:style-name="P9">&lt;!ATTLIST Button android:layout_height CDATA #REQUIRED&gt;</text:p>
      <text:p text:style-name="P9">&lt;!ATTLIST Button android:layout_below CDATA #IMPLIED&gt;</text:p>
      <text:p text:style-name="P9">&lt;!ATTLIST Button android:layout_alignParentLeft CDATA #IMPLIED&gt;</text:p>
      <text:p text:style-name="P9">&lt;!ATTLIST Button android:layout_toRightOf CDATA #IMPLIED&gt;</text:p>
      <text:p text:style-name="P9">&lt;!ATTLIST Button android:layout_alignTop CDATA #IMPLIED&gt;</text:p>
      <text:p text:style-name="P9">&lt;!ATTLIST Button android:onClick CDATA #REQUIRED&gt;</text:p>
      <text:p text:style-name="P9">&lt;!ATTLIST Button android:text CDATA #REQUIRED&gt;</text:p>
      <text:p text:style-name="P9"/>
      <text:p text:style-name="P9"/>
      <text:p text:style-name="P9">]&gt;</text:p>
      <text:p text:style-name="P9"/>
      <text:p text:style-name="P9">&lt;RelativeLayout xmlns:android="http://schemas.android.com/apk/res/android/"</text:p>
      <text:p text:style-name="P9">android:layout_width="fill_parent"</text:p>
      <text:p text:style-name="P9">android:layout_height="fill_parent"&gt;</text:p>
      <text:p text:style-name="P9">&lt;EditText</text:p>
      <text:p text:style-name="P9">android:id="@+id/op_a"</text:p>
      <text:p text:style-name="P9">android:layout_width="fill_parent"</text:p>
      <text:p text:style-name="P9">android:layout_height="wrap_content"</text:p>
      <text:p text:style-name="P9">android:background="@android:drawable/editbox_background"</text:p>
      <text:p text:style-name="P9">android:layout_below="@id/label_a"/&gt;</text:p>
      <text:p text:style-name="P9"/>
      <text:p text:style-name="P9">&lt;TextView</text:p>
      <text:p text:style-name="P9">android:id="@+id/label_b"</text:p>
      <text:p text:style-name="P9">android:layout_width="fill_parent"</text:p>
      <text:p text:style-name="P9">android:layout_height="wrap_content"</text:p>
      <text:p text:style-name="P9">android:layout_below="@id/op_a"</text:p>
      <text:p text:style-name="P9"><text:soft-page-break/>android:text="Operando B:"/&gt;</text:p>
      <text:p text:style-name="P9">&lt;EditText</text:p>
      <text:p text:style-name="P9">android:id="@+id/op_b"</text:p>
      <text:p text:style-name="P9">android:layout_width="fill_parent"</text:p>
      <text:p text:style-name="P9">android:layout_height="wrap_content"</text:p>
      <text:p text:style-name="P9">android:background="@android:drawable/editbox_background"</text:p>
      <text:p text:style-name="P9">android:layout_below="@id/label_b"/&gt;</text:p>
      <text:p text:style-name="P9"><text:s text:c="2"/>&lt;Button</text:p>
      <text:p text:style-name="P9">android:id="@+id/sumar"</text:p>
      <text:p text:style-name="P9">android:layout_width="wrap_content"</text:p>
      <text:p text:style-name="P9">android:layout_height="wrap_content"</text:p>
      <text:p text:style-name="P9">android:layout_below="@id/op_b"</text:p>
      <text:p text:style-name="P9">android:layout_alignParentLeft="true"</text:p>
      <text:p text:style-name="P9">android:onClick="cSumar"</text:p>
      <text:p text:style-name="P9">android:text="+"/&gt;</text:p>
      <text:p text:style-name="P9"><text:s text:c="2"/>&lt;Button</text:p>
      <text:p text:style-name="P9">android:id="@+id/restar" <text:s text:c="2"/></text:p>
      <text:p text:style-name="P9">android:layout_width="wrap_content"</text:p>
      <text:p text:style-name="P9">android:layout_height="wrap_content"</text:p>
      <text:p text:style-name="P9">android:layout_toRightOf="@id/sumar"</text:p>
      <text:p text:style-name="P9">android:layout_alignTop="@id/sumar"</text:p>
      <text:p text:style-name="P9">android:onClick="cRestar"</text:p>
      <text:p text:style-name="P9">android:text="-"/&gt;</text:p>
      <text:p text:style-name="P9">&lt;Button</text:p>
      <text:p text:style-name="P9">android:id="@+id/multiplicar" <text:s/></text:p>
      <text:p text:style-name="P9">android:layout_width="wrap_content"</text:p>
      <text:p text:style-name="P9">android:layout_height="wrap_content"</text:p>
      <text:p text:style-name="P9">android:layout_toRightOf="@id/restar"</text:p>
      <text:p text:style-name="P9">android:layout_alignTop="@id/restar"</text:p>
      <text:p text:style-name="P9">android:onClick="cMultiplicar"</text:p>
      <text:p text:style-name="P9">android:text="*" /&gt;</text:p>
      <text:p text:style-name="P9">&lt;Button</text:p>
      <text:p text:style-name="P9">android:id="@+id/dividir" <text:s text:c="2"/></text:p>
      <text:p text:style-name="P9">android:layout_width="wrap_content"</text:p>
      <text:p text:style-name="P9">android:layout_height="wrap_content"</text:p>
      <text:p text:style-name="P9">android:layout_toRightOf="@id/multiplicar"</text:p>
      <text:p text:style-name="P9">android:layout_alignTop="@id/sumar"</text:p>
      <text:p text:style-name="P9">android:onClick="cDividir"</text:p>
      <text:p text:style-name="P9">android:text="/"/&gt; <text:s/></text:p>
      <text:p text:style-name="P9">&lt;TextView</text:p>
      <text:p text:style-name="P9">android:id="@+id/texto_resultado"</text:p>
      <text:p text:style-name="P9">android:layout_width="fill_parent"</text:p>
      <text:p text:style-name="P9">android:layout_height="wrap_content"</text:p>
      <text:p text:style-name="P9">android:layout_below="@id/dividir"</text:p>
      <text:p text:style-name="P9">android:text="Resultado:"/&gt;</text:p>
      <text:p text:style-name="P9">&lt;TextView</text:p>
      <text:p text:style-name="P9">android:id="@+id/resultado"</text:p>
      <text:p text:style-name="P9">android:layout_width="fill_parent"</text:p>
      <text:p text:style-name="P9">android:layout_height="wrap_content"</text:p>
      <text:p text:style-name="P9">android:layout_below="@id/texto_resultado"</text:p>
      <text:p text:style-name="P9">android:text="Realice operación para obtener resultado"/&gt;</text:p>
      <text:p text:style-name="P9">&lt;/RelativeLayou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48:43.446078099</meta:creation-date>
    <meta:editing-duration>PT29M4S</meta:editing-duration>
    <meta:editing-cycles>9</meta:editing-cycles>
    <meta:generator>LibreOffice/6.0.3.2$Linux_X86_64 LibreOffice_project/00m0$Build-2</meta:generator>
    <dc:date>2018-11-22T12:47:56.907016242</dc:date>
    <meta:document-statistic meta:table-count="0" meta:image-count="0" meta:object-count="0" meta:page-count="5" meta:paragraph-count="191" meta:word-count="461" meta:character-count="6782" meta:non-whitespace-character-count="6297"/>
  </office:meta>
</office:document-meta>
</file>